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<text:span text:style-name="T1">The About page of a website typically includes various sections and elements to provide information about the company, its mission, and its services. Here are some common components found on an About page:<text:line-break/><text:line-break/>1. **Mission Statement**: A brief summary of the company's purpose and goals[2][4].<text:line-break/><text:line-break/>2. **Company Description**: A brief overview of the company, its history, and its core values[2][4].<text:line-break/><text:line-break/>3. **Corporate History**: A detailed account of the company's origin, milestones, and achievements[2][4].<text:line-break/><text:line-break/>4. **Core Values**: The guiding principles that shape the company's actions and decisions[2][4].<text:line-break/><text:line-break/>5. **Team Introduction**: A section highlighting the key team members, their roles, and their expertise[4].<text:line-break/><text:line-break/>6. **Services and Benefits**: A summary of the services offered by the company and the benefits they provide to customers[1][2].<text:line-break/><text:line-break/>7. **Social Proof**: Testimonials, reviews, case studies, and logos of satisfied clients to demonstrate the company's credibility and impact[1][2][4].<text:line-break/><text:line-break/>8. **Story and Culture**: A narrative that shares the company's story, its values, and its culture to help visitors connect with the brand[4].<text:line-break/><text:line-break/>9. **Press Mentions**: Any notable press coverage or media mentions to enhance the company's credibility[3].<text:line-break/><text:line-break/>10. **Graphics and Visuals**: Images, videos, or other multimedia elements to make the page visually appealing and engaging[2][4].<text:line-break/><text:line-break/>11. **Call-to-Action (CTA)**: A clear CTA to encourage visitors to take a specific action, such as contacting the company or learning more about its services[2][4].<text:line-break/><text:line-break/>12. **Contact Information**: Contact details, such as email addresses, phone numbers, and physical addresses, to facilitate communication[2][4].<text:line-break/><text:line-break/>These components can be tailored to fit the specific needs and goals of the company, and they can be arranged in various ways to create a unique and engaging About page.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3:05:53.780000000</meta:creation-date>
    <dc:date>2024-06-08T13:15:49.685000000</dc:date>
    <meta:editing-duration>PT9M56S</meta:editing-duration>
    <meta:editing-cycles>1</meta:editing-cycles>
    <meta:document-statistic meta:table-count="0" meta:image-count="0" meta:object-count="0" meta:page-count="1" meta:paragraph-count="1" meta:word-count="269" meta:character-count="1858" meta:non-whitespace-character-count="1576"/>
    <meta:generator>LibreOffice/24.2.2.2$Windows_X86_64 LibreOffice_project/d56cc158d8a96260b836f100ef4b4ef25d6f1a01</meta:generator>
  </office:meta>
</office:document-meta>
</file>